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VersionList.xml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Code Pro Medium" svg:font-family="'Source Code Pro Medium'" style:font-pitch="fixed"/>
    <style:font-face style:name="Source Code Pro Semibold" svg:font-family="'Source Code Pro Semibold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top" draw:auto-grow-height="false" fo:min-height="5.881cm" fo:min-width="24.838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9.676cm" fo:min-width="24.42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9.58cm" fo:min-width="24.438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63cm" fo:min-width="0cm" loext:decorative="false"/>
    </style:style>
    <style:style style:name="gr15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4cm" fo:min-width="0cm" loext:decorative="false"/>
    </style:style>
    <style:style style:name="gr22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6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881cm" fo:min-width="0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36cm" fo:min-width="0cm" loext:decorative="false"/>
    </style:style>
    <style:style style:name="gr29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top" draw:auto-grow-height="false" fo:min-height="10.805cm" fo:min-width="24.304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top" draw:auto-grow-height="false" fo:min-height="11.031cm" fo:min-width="24.28cm" style:writing-mode="lr-tb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text-align="start"/>
      <style:text-properties style:font-name="Source Code Pro Semibold" fo:font-size="24pt" style:font-size-asian="24pt" style:font-size-complex="24pt"/>
    </style:style>
    <style:style style:name="P5" style:family="paragraph">
      <style:paragraph-properties fo:text-align="start" style:writing-mode="lr-tb"/>
      <style:text-properties style:font-name="Source Code Pro Semibold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Source Code Pro Semibold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Source Code Pro Semibold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73cm" fo:margin-bottom="0cm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center" style:writing-mode="lr-tb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style:font-name="Source Code Pro Semibold" fo:font-size="24pt" fo:background-color="#ffffff" style:font-size-asian="24pt" style:font-size-complex="24pt">
        <loext:char-complex-color loext:theme-type="dark1" loext:color-type="theme">
          <loext:transformation loext:type="lumoff" loext:value="0"/>
        </loext:char-complex-color>
      </style:text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Semibold" fo:font-size="24pt" fo:background-color="#ffffff" style:font-size-asian="24pt" style:font-size-complex="24pt">
        <loext:char-complex-color loext:theme-type="dark1" loext:color-type="theme">
          <loext:transformation loext:type="lumoff" loext:value="0"/>
        </loext:char-complex-color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style:font-name="Liberation Mono" fo:font-size="10pt" fo:background-color="#ffffff" style:font-name-asian="Liberation Mono" style:font-size-asian="10pt" style:font-name-complex="Liberation Mono" style:font-size-complex="10pt">
        <loext:char-complex-color loext:theme-type="dark1" loext:color-type="theme">
          <loext:transformation loext:type="lumoff" loext:value="0"/>
        </loext:char-complex-color>
      </style:text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" fo:font-size="10pt" fo:background-color="#ffffff" style:font-name-asian="Liberation Mono" style:font-size-asian="10pt" style:font-name-complex="Liberation Mono" style:font-size-complex="10pt">
        <loext:char-complex-color loext:theme-type="dark1" loext:color-type="theme">
          <loext:transformation loext:type="lumoff" loext:value="0"/>
        </loext:char-complex-color>
      </style:text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04040" loext:opacity="100%" style:font-name="Source Code Pro Semibold" fo:font-size="24pt" style:font-size-asian="24pt" style:font-size-complex="24pt">
        <loext:char-complex-color loext:theme-type="dark1" loext:color-type="theme">
          <loext:transformation loext:type="lumoff" loext:value="0"/>
        </loext:char-complex-color>
      </style:text-properties>
    </style:style>
    <style:style style:name="T4" style:family="text">
      <style:text-properties fo:color="#000000" loext:opacity="100%" style:font-name="Source Code Pro Semibold" fo:font-size="24pt" style:font-size-asian="24pt" style:font-size-complex="24pt"/>
    </style:style>
    <style:style style:name="T5" style:family="text">
      <style:text-properties fo:color="#8e03a3" loext:opacity="100%" style:font-name="Source Code Pro Semibold" fo:font-size="24pt" style:font-size-asian="24pt" style:font-size-complex="24pt">
        <loext:char-complex-color loext:theme-type="accent4" loext:color-type="theme">
          <loext:transformation loext:type="lumoff" loext:value="0"/>
        </loext:char-complex-color>
      </style:text-properties>
    </style:style>
    <style:style style:name="T6" style:family="text">
      <style:text-properties fo:color="#18a303" loext:opacity="100%" style:font-name="Source Code Pro Semibold" fo:font-size="24pt" style:font-size-asian="24pt" style:font-size-complex="24pt"/>
    </style:style>
    <style:style style:name="T7" style:family="text">
      <style:text-properties fo:color="#8e03a3" loext:opacity="100%" style:font-name="Source Code Pro Semibold" fo:font-size="24pt" style:font-size-asian="24pt" style:font-size-complex="24pt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9" style:family="text">
      <style:text-properties fo:color="#404040" loext:opacity="100%" style:font-name="Source Code Pro Semibold" fo:font-size="24pt" style:font-size-asian="24pt" style:font-size-complex="24pt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0" style:family="text">
      <style:text-properties fo:color="#18a303" loext:opacity="100%" style:font-name="Source Code Pro Semibold" fo:font-size="24pt" style:font-size-asian="24pt" style:font-size-complex="24pt">
        <loext:char-complex-color loext:theme-type="accent1" loext:color-type="theme">
          <loext:transformation loext:type="lumoff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e03a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4" loext:color-type="theme">
          <loext:transformation loext:type="lumoff" loext:value="0"/>
        </loext:char-complex-color>
      </style:text-properties>
    </style:style>
    <style:style style:name="T14" style:family="text">
      <style:text-properties fo:font-variant="normal" fo:text-transform="none" fo:color="#8e03a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Code Pro Semibold" fo:font-size="24pt" style:font-size-asian="24pt" style:font-size-complex="24pt"/>
    </style:style>
    <style:style style:name="T16" style:family="text">
      <style:text-properties fo:color="#0000ee" loext:opacity="100%" style:font-name="Source Code Pro Semibold" fo:font-size="24pt" style:font-size-asian="24pt" style:font-size-complex="24pt">
        <loext:char-complex-color loext:theme-type="hyperlink" loext:color-type="theme">
          <loext:transformation loext:type="lumoff" loext:value="0"/>
        </loext:char-complex-color>
      </style:text-properties>
    </style:style>
    <style:style style:name="T17" style:family="text">
      <style:text-properties fo:color="#0000ee" loext:opacity="100%" style:font-name="Source Code Pro Semibold" fo:font-size="24pt" style:font-size-asian="24pt" style:font-size-complex="24pt"/>
    </style:style>
    <style:style style:name="T18" style:family="text">
      <style:text-properties fo:font-variant="normal" fo:text-transform="none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9c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404040" loext:opacity="100%" style:font-name="Source Code Pro Semibold" fo:font-size="24pt" style:font-size-asian="24pt" style:font-size-complex="24pt"/>
    </style:style>
    <style:style style:name="T22" style:family="text">
      <style:text-properties fo:color="#c99c00" loext:opacity="100%" style:font-name="Source Code Pro Semibold" fo:font-size="24pt" style:font-size-asian="24pt" style:font-size-complex="2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24" style:family="text">
      <style:text-properties fo:font-variant="normal" fo:text-transform="none" fo:color="#c99c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5" loext:color-type="theme">
          <loext:transformation loext:type="lumoff" loext:value="0"/>
        </loext:char-complex-color>
      </style:text-properties>
    </style:style>
    <style:style style:name="T25" style:family="text">
      <style:text-properties fo:color="#404040" loext:opacity="100%" style:text-position="super 58%" style:font-name="Source Code Pro Semibold" fo:font-size="24pt" style:font-size-asian="24pt" style:font-size-complex="24pt">
        <loext:char-complex-color loext:theme-type="dark1" loext:color-type="theme">
          <loext:transformation loext:type="lumoff" loext:value="0"/>
        </loext:char-complex-color>
      </style:text-properties>
    </style:style>
    <style:style style:name="T26" style:family="text">
      <style:text-properties fo:color="#000000" loext:opacity="100%" style:font-name="Source Code Pro Semibold" fo:font-size="24pt" style:font-size-asian="24pt" style:font-size-complex="24pt">
        <loext:char-complex-color loext:theme-type="dark1" loext:color-type="theme">
          <loext:transformation loext:type="lumoff" loext:value="0"/>
        </loext:char-complex-color>
      </style:text-properties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18a303" loext:opacity="100%" style:font-name="Source Code Pro Semibold" fo:font-size="24pt" style:font-size-asian="24pt" style:font-size-complex="24pt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0" style:family="text">
      <style:text-properties fo:font-variant="normal" fo:text-transform="none" fo:color="#0000ee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>
          <loext:transformation loext:type="lumoff" loext:value="0"/>
        </loext:char-complex-color>
      </style:text-properties>
    </style:style>
    <style:style style:name="T32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35" style:family="text">
      <style:text-properties fo:font-variant="normal" fo:text-transform="none" fo:color="#8e03a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36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ee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hyperlink" loext:color-type="theme">
          <loext:transformation loext:type="lumoff" loext:value="0"/>
        </loext:char-complex-color>
      </style:text-properties>
    </style:style>
    <style:style style:name="T38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39" style:family="text">
      <style:text-properties fo:font-variant="normal" fo:text-transform="none" fo:color="#0000ee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42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>
          <loext:transformation loext:type="lumoff" loext:value="0"/>
        </loext:char-complex-color>
      </style:text-properties>
    </style:style>
    <style:style style:name="T43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44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variant="normal" fo:text-transform="none" fo:color="#8e03a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4" loext:color-type="theme">
          <loext:transformation loext:type="lumoff" loext:value="0"/>
        </loext:char-complex-color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48" style:family="text">
      <style:text-properties fo:font-variant="normal" fo:text-transform="none" fo:color="#8e03a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49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50" style:family="text">
      <style:text-properties fo:font-variant="normal" fo:text-transform="none" fo:color="#a33e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3" loext:color-type="theme">
          <loext:transformation loext:type="lumoff" loext:value="0"/>
        </loext:char-complex-color>
      </style:text-properties>
    </style:style>
    <style:style style:name="T51" style:family="text">
      <style:text-properties fo:font-variant="normal" fo:text-transform="none" fo:color="#a33e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52" style:family="text">
      <style:text-properties fo:font-variant="normal" fo:text-transform="none" fo:color="#18a303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>
          <loext:transformation loext:type="lumoff" loext:value="0"/>
        </loext:char-complex-color>
      </style:text-properties>
    </style:style>
    <style:style style:name="T53" style:family="text">
      <style:text-properties style:font-name="Source Code Pro Medium"/>
    </style:style>
    <style:style style:name="T54" style:family="text">
      <style:text-properties fo:font-variant="normal" fo:text-transform="none" fo:color="#0000ee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55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6" style:family="text">
      <style:text-properties fo:font-variant="normal" fo:text-transform="none" fo:color="#404040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off" loext:value="0"/>
        </loext:char-complex-color>
      </style:text-properties>
    </style:style>
    <style:style style:name="T57" style:family="text">
      <style:text-properties fo:font-variant="normal" fo:text-transform="none" fo:color="#0000ee" loext:opacity="100%" style:text-outline="false" style:text-line-through-style="none" style:text-line-through-type="none" style:font-name="Source Code Pro Semibold" fo:font-size="24pt" fo:font-style="normal" fo:text-shadow="none" style:text-underline-style="none" fo:font-weight="normal" style:letter-kerning="true" fo:background-color="#ffffff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hyperlink" loext:color-type="theme">
          <loext:transformation loext:type="lumoff" loext:value="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Introduction to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Python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Python is a high level, general purpose programming language.</text:p>
              </text:list-item>
              <text:list-item>
                <text:p>Python is a dynamic, type-checked and garbage collected.</text:p>
              </text:list-item>
              <text:list-item>
                <text:p>It supports object oriented programming and functional programming.</text:p>
              </text:list-item>
              <text:list-item>
                <text:p>Python is a easy to learn language as it emphasise code readability, and uses indentation to specify block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Python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Python 2.0 was released in October 2000.</text:p>
              </text:list-item>
              <text:list-item>
                <text:p>Python 3.0 was released in December 2008.</text:p>
              </text:list-item>
              <text:list-item>
                <text:p>Python 3.0 was not completely backward compatible.</text:p>
              </text:list-item>
              <text:list-item>
                <text:p>Python was proposed by Guido Van Rossum in the late 1980s.</text:p>
              </text:list-item>
              <text:list-item>
                <text:p>The name “Python” came from the word “Monty Python’s Circus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 presentation:user-transformed="true">
          <draw:text-box>
            <text:p><text:span text:style-name="T1">Variables and DataTypes</text:span></text:p>
          </draw:text-box>
        </draw:frame>
        <draw:frame presentation:style-name="pr4" draw:layer="layout" svg:width="25.5cm" svg:height="11.5cm" svg:x="1.5cm" svg:y="3cm" presentation:class="outline" presentation:user-transformed="true">
          <draw:text-box>
            <text:list text:style-name="L2">
              <text:list-item>
                <text:p>Python is a dynamically typed language so it is not necessary to specify the datatypes of the variables.</text:p>
              </text:list-item>
              <text:list-item>
                <text:p>There are different types of datatypes they are:</text:p>
                <text:list>
                  <text:list-item>
                    <text:p>Numbers : integers, floats and complex numbers.</text:p>
                  </text:list-item>
                  <text:list-item>
                    <text:p>List : List is a mutable collection of ordered items.</text:p>
                  </text:list-item>
                  <text:list-item>
                    <text:p>Tuple: Tuple is a immutable collection of ordered items.</text:p>
                  </text:list-item>
                  <text:list-item>
                    <text:p>Set: Set is an mutable unorder collection of items.</text:p>
                  </text:list-item>
                  <text:list-item>
                    <text:p>Dictionary: Dictionary is a mutable collection of key-value pairs.</text:p>
                  </text:list-item>
                  <text:list-item>
                    <text:p>Boolean: contains True of False.</text:p>
                  </text:list-item>
                  <text:list-item>
                    <text:p>String: String is a immutable collection of charac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 presentation:user-transformed="true">
          <draw:text-box>
            <text:p><text:span text:style-name="T1">Operators</text:span></text:p>
          </draw:text-box>
        </draw:frame>
        <draw:frame presentation:style-name="pr4" draw:layer="layout" svg:width="25.5cm" svg:height="11.5cm" svg:x="1.5cm" svg:y="3cm" presentation:class="outline" presentation:user-transformed="true">
          <draw:text-box>
            <text:list text:style-name="L2">
              <text:list-item>
                <text:p>Operators are used to perform operations on variables and values.</text:p>
              </text:list-item>
              <text:list-item>
                <text:p>There are different types of operators they are:</text:p>
                <text:list>
                  <text:list-item>
                    <text:p>Assignment Operator</text:p>
                  </text:list-item>
                  <text:list-item>
                    <text:p text:style-name="P3"><text:span text:style-name="T2">Arithmetic </text:span>Operator</text:p>
                  </text:list-item>
                  <text:list-item>
                    <text:p text:style-name="P3"><text:span text:style-name="T2">Comparison </text:span>Operator</text:p>
                  </text:list-item>
                  <text:list-item>
                    <text:p text:style-name="P3"><text:span text:style-name="T2">Logical </text:span>Operator</text:p>
                  </text:list-item>
                  <text:list-item>
                    <text:p text:style-name="P3"><text:span text:style-name="T2">Bitwise </text:span>Operator</text:p>
                  </text:list-item>
                  <text:list-item>
                    <text:p text:style-name="P3"><text:span text:style-name="T2">Membership </text:span>Operator</text:p>
                  </text:list-item>
                  <text:list-item>
                    <text:p text:style-name="P3"><text:span text:style-name="T2">Identity </text:span>Op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 presentation:user-transformed="true">
          <draw:text-box>
            <text:p><text:span text:style-name="T1">Comments</text:span></text:p>
          </draw:text-box>
        </draw:frame>
        <draw:frame presentation:style-name="pr4" draw:layer="layout" svg:width="25.5cm" svg:height="11.5cm" svg:x="1.5cm" svg:y="3cm" presentation:class="outline" presentation:user-transformed="true">
          <draw:text-box>
            <text:list text:style-name="L2">
              <text:list-item>
                <text:p>Comments are ignored by the interpreter.</text:p>
              </text:list-item>
              <text:list-item>
                <text:p>Comments are used to explain the code and make it more readable</text:p>
              </text:list-item>
              <text:list-item>
                <text:p>Comments begin with ‘#’ in python or use “ ’’’ ” triple quote.</text:p>
              </text:list-item>
            </text:list>
          </draw:text-box>
        </draw:frame>
        <draw:custom-shape draw:style-name="gr2" draw:text-style-name="P5" draw:layer="layout" svg:width="26cm" svg:height="6.793cm" svg:x="1.001cm" svg:y="7.7cm">
          <text:p text:style-name="P4"><text:span text:style-name="T3"># This is a comment in python</text:span></text:p>
          <text:p text:style-name="P4"><text:span text:style-name="T3"/></text:p>
          <text:p text:style-name="P4"><text:span text:style-name="T3">‘‘‘</text:span></text:p>
          <text:p text:style-name="P4"><text:span text:style-name="T3">This is a</text:span></text:p>
          <text:p text:style-name="P4"><text:span text:style-name="T3">Multi line comment</text:span></text:p>
          <text:p text:style-name="P4"><text:span text:style-name="T3">’’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Conditional Statement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Conditional statements are used to change to flow of the program based on some conditons.</text:p>
              </text:list-item>
              <text:list-item>
                <text:p>There are different types of conditional statements they are:</text:p>
                <text:list>
                  <text:list-item>
                    <text:p>If else</text:p>
                  </text:list-item>
                  <text:list-item>
                    <text:p>If elif else</text:p>
                  </text:list-item>
                  <text:list-item>
                    <text:p>Nested if else</text:p>
                  </text:list-item>
                  <text:list-item>
                    <text:p>Match 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If Statements</text:span></text:p>
          </draw:text-box>
        </draw:frame>
        <draw:custom-shape draw:style-name="gr3" draw:text-style-name="P7" draw:layer="layout" svg:width="26cm" svg:height="12.251cm" svg:x="1.002cm" svg:y="2.25cm">
          <text:p text:style-name="P6"><text:span text:style-name="T4">a = 10</text:span></text:p>
          <text:p text:style-name="P6"><text:span text:style-name="T5">if</text:span><text:span text:style-name="T4"> (a == 10):</text:span></text:p>
          <text:p text:style-name="P6"><text:span text:style-name="T4"><text:tab/></text:span><text:span text:style-name="T4">print(</text:span><text:span text:style-name="T6">“a is 10”</text:span><text:span text:style-name="T4">)</text:span></text:p>
          <text:p text:style-name="P6"><text:span text:style-name="T7">elif</text:span><text:span text:style-name="T4"> (a == 20):</text:span></text:p>
          <text:p text:style-name="P6"><text:span text:style-name="T4"><text:tab/></text:span><text:span text:style-name="T4">print(</text:span><text:span text:style-name="T6">“a is 20”</text:span><text:span text:style-name="T4">)</text:span></text:p>
          <text:p text:style-name="P6"><text:span text:style-name="T7">else</text:span><text:span text:style-name="T4">:</text:span></text:p>
          <text:p text:style-name="P6"><text:span text:style-name="T4"><text:tab/></text:span><text:span text:style-name="T4">print(</text:span><text:span text:style-name="T6">“a is neither 10 nor 20”</text:span><text:span text:style-name="T4">)</text:span></text:p>
          <text:p text:style-name="P6"><text:span text:style-name="T8"/></text:p>
          <text:p text:style-name="P6"><text:span text:style-name="T8">#</text:span><text:span text:style-name="T9"> Output:</text:span></text:p>
          <text:p text:style-name="P6"><text:span text:style-name="T8"># a is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atch Statements</text:span></text:p>
          </draw:text-box>
        </draw:frame>
        <draw:custom-shape draw:style-name="gr4" draw:text-style-name="P7" draw:layer="layout" svg:width="26cm" svg:height="12.251cm" svg:x="1.003cm" svg:y="2.25cm">
          <text:p text:style-name="P6"><text:span text:style-name="T4">a = 10</text:span></text:p>
          <text:p text:style-name="P6"><text:span text:style-name="T5">match</text:span><text:span text:style-name="T4"> a:</text:span></text:p>
          <text:p text:style-name="P6"><text:span text:style-name="T4"><text:tab/></text:span><text:span text:style-name="T4">case 10:</text:span></text:p>
          <text:p text:style-name="P6"><text:span text:style-name="T4"><text:tab/></text:span><text:span text:style-name="T4"><text:tab/></text:span><text:span text:style-name="T4">print(</text:span><text:span text:style-name="T6">“a is 10”</text:span><text:span text:style-name="T4">)</text:span></text:p>
          <text:p text:style-name="P6"><text:span text:style-name="T7"><text:tab/></text:span><text:span text:style-name="T7">case</text:span><text:span text:style-name="T4"> 20:</text:span></text:p>
          <text:p text:style-name="P6"><text:span text:style-name="T4"><text:tab/></text:span><text:span text:style-name="T4"><text:tab/></text:span><text:span text:style-name="T4">print(</text:span><text:span text:style-name="T6">“a is 20”</text:span><text:span text:style-name="T4">)</text:span></text:p>
          <text:p text:style-name="P6"><text:span text:style-name="T7"><text:tab/></text:span><text:span text:style-name="T7">case default</text:span><text:span text:style-name="T4">:</text:span></text:p>
          <text:p text:style-name="P6"><text:span text:style-name="T4"><text:tab/></text:span><text:span text:style-name="T4"><text:tab/></text:span><text:span text:style-name="T4">print(</text:span><text:span text:style-name="T6">“a is neither 10 nor 20”</text:span><text:span text:style-name="T4">)</text:span></text:p>
          <text:p text:style-name="P6"><text:span text:style-name="T8">#</text:span><text:span text:style-name="T9"> Output:</text:span></text:p>
          <text:p text:style-name="P6"><text:span text:style-name="T8"># a is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Loop Statement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Looping statements are used to repeat a code for a particular number of times</text:p>
              </text:list-item>
              <text:list-item>
                <text:p>There are different types of Looping statements they are:</text:p>
                <text:list>
                  <text:list-item>
                    <text:p>While Loop.</text:p>
                  </text:list-item>
                  <text:list-item>
                    <text:p>For Loop.</text:p>
                  </text:list-item>
                </text:list>
              </text:list-item>
              <text:list-item>
                <text:p>There are loop control statements that alter the execution of looping statement execution.</text:p>
                <text:list>
                  <text:list-item>
                    <text:p>Continue statement.</text:p>
                  </text:list-item>
                  <text:list-item>
                    <text:p>Break stat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While Statement</text:span></text:p>
          </draw:text-box>
        </draw:frame>
        <draw:custom-shape draw:style-name="gr5" draw:text-style-name="P7" draw:layer="layout" svg:width="26cm" svg:height="12.251cm" svg:x="1.003cm" svg:y="2.25cm">
          <text:p text:style-name="P6"><text:span text:style-name="T4">a = 10</text:span></text:p>
          <text:p text:style-name="P6"><text:span text:style-name="T5">match</text:span><text:span text:style-name="T4"> a:</text:span></text:p>
          <text:p text:style-name="P6"><text:span text:style-name="T4"><text:tab/></text:span><text:span text:style-name="T4">case 10:</text:span></text:p>
          <text:p text:style-name="P6"><text:span text:style-name="T4"><text:tab/></text:span><text:span text:style-name="T4"><text:tab/></text:span><text:span text:style-name="T4">print(</text:span><text:span text:style-name="T6">“a is 10”</text:span><text:span text:style-name="T4">)</text:span></text:p>
          <text:p text:style-name="P6"><text:span text:style-name="T7"><text:tab/></text:span><text:span text:style-name="T7">case</text:span><text:span text:style-name="T4"> 20:</text:span></text:p>
          <text:p text:style-name="P6"><text:span text:style-name="T4"><text:tab/></text:span><text:span text:style-name="T4"><text:tab/></text:span><text:span text:style-name="T4">print(</text:span><text:span text:style-name="T6">“a is 20”</text:span><text:span text:style-name="T4">)</text:span></text:p>
          <text:p text:style-name="P6"><text:span text:style-name="T7"><text:tab/></text:span><text:span text:style-name="T7">case default</text:span><text:span text:style-name="T4">:</text:span></text:p>
          <text:p text:style-name="P6"><text:span text:style-name="T4"><text:tab/></text:span><text:span text:style-name="T4"><text:tab/></text:span><text:span text:style-name="T4">print(</text:span><text:span text:style-name="T6">“a is neither 10 nor 20”</text:span><text:span text:style-name="T4">)</text:span></text:p>
          <text:p text:style-name="P6"><text:span text:style-name="T8">#</text:span><text:span text:style-name="T9"> Output:</text:span></text:p>
          <text:p text:style-name="P6"><text:span text:style-name="T8"># a is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For Statement</text:span></text:p>
          </draw:text-box>
        </draw:frame>
        <draw:custom-shape draw:style-name="gr6" draw:text-style-name="P7" draw:layer="layout" svg:width="26cm" svg:height="12.251cm" svg:x="1.003cm" svg:y="2.25cm">
          <text:p text:style-name="P6"><text:span text:style-name="T5">for</text:span><text:span text:style-name="T4"> i </text:span><text:span text:style-name="T10">in</text:span><text:span text:style-name="T4"> range(3):</text:span></text:p>
          <text:p text:style-name="P6"><text:span text:style-name="T11"><text:tab/></text:span><text:span text:style-name="T11">print(i, </text:span><text:span text:style-name="T12">end</text:span><text:span text:style-name="T11">=</text:span><text:span text:style-name="T6">‘, ’</text:span><text:span text:style-name="T4">)</text:span></text:p>
          <text:p text:style-name="P6"><text:span text:style-name="T4">print()</text:span></text:p>
          <text:p text:style-name="P6"><text:span text:style-name="T4">lst = [10,20,30]</text:span></text:p>
          <text:p text:style-name="P6"><text:span text:style-name="T7">for</text:span><text:span text:style-name="T4"> i </text:span><text:span text:style-name="T6">in</text:span><text:span text:style-name="T4"> lst:</text:span></text:p>
          <text:p text:style-name="P6"><text:span text:style-name="T11"><text:tab/></text:span><text:span text:style-name="T11"><text:tab/></text:span><text:span text:style-name="T11">print(i, </text:span><text:span text:style-name="T12">end</text:span><text:span text:style-name="T11">=</text:span><text:span text:style-name="T6">‘, ’</text:span><text:span text:style-name="T4">)</text:span></text:p>
          <text:p text:style-name="P6"><text:span text:style-name="T8">#</text:span><text:span text:style-name="T9"> Output:</text:span></text:p>
          <text:p text:style-name="P6"><text:span text:style-name="T8"># 0, 1, 2</text:span></text:p>
          <text:p text:style-name="P6"><text:span text:style-name="T8"># </text:span></text:p>
          <text:p text:style-name="P6"><text:span text:style-name="T8"># 10, 20, 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Break Statement</text:span></text:p>
          </draw:text-box>
        </draw:frame>
        <draw:custom-shape draw:style-name="gr7" draw:text-style-name="P7" draw:layer="layout" svg:width="26cm" svg:height="12.251cm" svg:x="1.003cm" svg:y="2.25cm">
          <text:p text:style-name="P6"><text:span text:style-name="T4">a = 3</text:span></text:p>
          <text:p text:style-name="P6"><text:span text:style-name="T5">for</text:span><text:span text:style-name="T4"> i in </text:span><text:span text:style-name="T6">range</text:span><text:span text:style-name="T4">(5): </text:span><text:span text:style-name="T9"># [0,1,2,3,4]</text:span></text:p>
          <text:p text:style-name="P6"><text:span text:style-name="T4"><text:tab/></text:span><text:span text:style-name="T5">if</text:span><text:span text:style-name="T4"> i == a:</text:span></text:p>
          <text:p text:style-name="P6"><text:span text:style-name="T4"><text:tab/></text:span><text:span text:style-name="T4"><text:tab/></text:span><text:span text:style-name="T7">break</text:span></text:p>
          <text:p text:style-name="P6"><text:span text:style-name="T4"><text:tab/></text:span><text:span text:style-name="T4">print(i)</text:span></text:p>
          <text:p text:style-name="P6"><text:span text:style-name="T8"/></text:p>
          <text:p text:style-name="P6"><text:span text:style-name="T8">#</text:span><text:span text:style-name="T9"> Output:</text:span></text:p>
          <text:p text:style-name="P6"><text:span text:style-name="T8"># 0</text:span></text:p>
          <text:p text:style-name="P6"><text:span text:style-name="T8"># 1</text:span></text:p>
          <text:p text:style-name="P6"><text:span text:style-name="T8">#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Continue Statement</text:span></text:p>
          </draw:text-box>
        </draw:frame>
        <draw:custom-shape draw:style-name="gr8" draw:text-style-name="P7" draw:layer="layout" svg:width="26cm" svg:height="12.251cm" svg:x="1.003cm" svg:y="2.25cm">
          <text:p text:style-name="P6"><text:span text:style-name="T11">a = 2</text:span></text:p>
          <text:p text:style-name="P6"><text:span text:style-name="T13">for</text:span><text:span text:style-name="T11"> i in </text:span><text:span text:style-name="T12">range</text:span><text:span text:style-name="T11">(4): </text:span><text:span text:style-name="T8"># [0,1,2,3]</text:span></text:p>
          <text:p text:style-name="P6"><text:span text:style-name="T11"><text:tab/></text:span><text:span text:style-name="T13">if</text:span><text:span text:style-name="T11"> i == a:</text:span></text:p>
          <text:p text:style-name="P6"><text:span text:style-name="T11"><text:tab/></text:span><text:span text:style-name="T11"><text:tab/></text:span><text:span text:style-name="T14">break</text:span></text:p>
          <text:p text:style-name="P6"><text:span text:style-name="T11"><text:tab/></text:span><text:span text:style-name="T11">print(i)</text:span></text:p>
          <text:p text:style-name="P6"><text:span text:style-name="T8"/></text:p>
          <text:p text:style-name="P6"><text:span text:style-name="T8"># Output:</text:span></text:p>
          <text:p text:style-name="P6"><text:span text:style-name="T8"># 0</text:span></text:p>
          <text:p text:style-name="P6"><text:span text:style-name="T8"># 1</text:span></text:p>
          <text:p text:style-name="P6"><text:span text:style-name="T8">#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Introduction to OOP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Object Oriented Programming is a programming paradigm, in which we use “objects” to model software structure.</text:p>
              </text:list-item>
              <text:list-item>
                <text:p>To understand OOP we need to basic concepts like:</text:p>
                <text:list>
                  <text:list-item>
                    <text:p>Classes</text:p>
                  </text:list-item>
                  <text:list-item>
                    <text:p>Objects</text:p>
                  </text:list-item>
                  <text:list-item>
                    <text:p>Polymorphism</text:p>
                  </text:list-item>
                  <text:list-item>
                    <text:p>Encapsulation</text:p>
                  </text:list-item>
                  <text:list-item>
                    <text:p>Inheritance</text:p>
                  </text:list-item>
                  <text:list-item>
                    <text:p>Abst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Classes</text:span></text:p>
          </draw:text-box>
        </draw:frame>
        <draw:frame presentation:style-name="pr4" draw:layer="layout" svg:width="25.5cm" svg:height="12.25cm" svg:x="1.5cm" svg:y="2.25cm" presentation:class="outline" presentation:user-transformed="true">
          <draw:text-box>
            <text:list text:style-name="L2">
              <text:list-item>
                <text:p>Classes are blueprint to create an object.</text:p>
              </text:list-item>
            </text:list>
          </draw:text-box>
        </draw:frame>
        <draw:custom-shape draw:style-name="gr9" draw:text-style-name="P5" draw:layer="layout" svg:width="26cm" svg:height="11cm" svg:x="1cm" svg:y="3.4cm">
          <text:p text:style-name="P4"><text:span text:style-name="T5">class</text:span><text:span text:style-name="T15"> myClass:</text:span></text:p>
          <text:p text:style-name="P4"><text:span text:style-name="T15"><text:tab/></text:span><text:span text:style-name="T7">def</text:span><text:span text:style-name="T15"> </text:span><text:span text:style-name="T10">__init__</text:span><text:span text:style-name="T15">(</text:span><text:span text:style-name="T16">self</text:span><text:span text:style-name="T15">, myVar):</text:span></text:p>
          <text:p text:style-name="P4"><text:span text:style-name="T15"><text:tab/></text:span><text:span text:style-name="T15"><text:tab/></text:span><text:span text:style-name="T17">self</text:span><text:span text:style-name="T15">.myVar = myVar</text:span></text:p>
          <text:p text:style-name="P4"><text:span text:style-name="T15"><text:tab/></text:span><text:span text:style-name="T7">def</text:span><text:span text:style-name="T15"> myMethod(self):</text:span></text:p>
          <text:p text:style-name="P4"><text:span text:style-name="T15"><text:tab/></text:span><text:span text:style-name="T15"><text:tab/></text:span><text:span text:style-name="T15">print(</text:span><text:span text:style-name="T17">self</text:span><text:span text:style-name="T15">.myVar)</text:span></text:p>
          <text:p text:style-name="P4"><text:span text:style-name="T18">myClassObj = myClass(</text:span><text:span text:style-name="T19">30</text:span><text:span text:style-name="T20">)</text:span><text:span text:style-name="T20"><text:tab/></text:span><text:span text:style-name="T8">#</text:span><text:span text:style-name="T21"> Creates an instance</text:span></text:p>
          <text:p text:style-name="P4"><text:span text:style-name="T20">myClassObj.myMethod()</text:span><text:span text:style-name="T20"><text:tab/></text:span><text:span text:style-name="T20"><text:tab/></text:span><text:span text:style-name="T8">#</text:span><text:span text:style-name="T21"> 30</text:span></text:p>
          <text:p text:style-name="P4"><text:span text:style-name="T15">myClassObj.myVar = </text:span><text:span text:style-name="T22">20</text:span></text:p>
          <text:p text:style-name="P4"><text:span text:style-name="T20">myClassObj.myMethod()</text:span><text:span text:style-name="T20"><text:tab/></text:span><text:span text:style-name="T20"><text:tab/></text:span><text:span text:style-name="T8">#</text:span><text:span text:style-name="T21"> 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Object</text:span></text:p>
          </draw:text-box>
        </draw:frame>
        <draw:frame presentation:style-name="pr4" draw:layer="layout" svg:width="25.5cm" svg:height="12.25cm" svg:x="1.5cm" svg:y="2.25cm" presentation:class="outline" presentation:user-transformed="true">
          <draw:text-box>
            <text:list text:style-name="L2">
              <text:list-item>
                <text:p>Object is an instance of a class</text:p>
              </text:list-item>
            </text:list>
          </draw:text-box>
        </draw:frame>
        <draw:custom-shape draw:style-name="gr10" draw:text-style-name="P5" draw:layer="layout" svg:width="26cm" svg:height="10.892cm" svg:x="1cm" svg:y="3.4cm">
          <text:p text:style-name="P4"><text:span text:style-name="T18">myClassObj = myClass(</text:span><text:span text:style-name="T19">30</text:span><text:span text:style-name="T20">)</text:span><text:span text:style-name="T20"><text:tab/></text:span><text:span text:style-name="T8">#</text:span><text:span text:style-name="T21"> Creates an instance</text:span></text:p>
          <text:p text:style-name="P4"><text:span text:style-name="T23">myClassObj2 = myClass(</text:span><text:span text:style-name="T24">30</text:span><text:span text:style-name="T23">)</text:span><text:span text:style-name="T8">#</text:span><text:span text:style-name="T3"> Creates a 2</text:span><text:span text:style-name="T25">nd</text:span><text:span text:style-name="T3"> instance</text:span></text:p>
          <text:p text:style-name="P6"><text:span text:style-name="T23">myClassObj2.myMethod()</text:span><text:span text:style-name="T23"><text:tab/></text:span><text:span text:style-name="T23"><text:tab/></text:span><text:span text:style-name="T8">#</text:span><text:span text:style-name="T3"> print: 30</text:span></text:p>
          <text:p text:style-name="P4"><text:span text:style-name="T26"/></text:p>
          <text:p text:style-name="P6"><text:span text:style-name="T23">myClassObj.myVar = </text:span><text:span text:style-name="T19">10000</text:span><text:span text:style-name="T19"><text:tab/></text:span><text:span text:style-name="T8">#</text:span><text:span text:style-name="T3"> Change myVar</text:span></text:p>
          <text:p text:style-name="P4"><text:span text:style-name="T26"/></text:p>
          <text:p text:style-name="P6"><text:span text:style-name="T23">myClassObj2.myMethod()</text:span><text:span text:style-name="T23"><text:tab/></text:span><text:span text:style-name="T23"><text:tab/></text:span><text:span text:style-name="T8">#</text:span><text:span text:style-name="T3"> print: 1000</text:span></text:p>
          <text:p text:style-name="P6"><text:span text:style-name="T23">myClassObj.myMethod()</text:span><text:span text:style-name="T23"><text:tab/></text:span><text:span text:style-name="T23"><text:tab/></text:span><text:span text:style-name="T8">#</text:span><text:span text:style-name="T3"> print: 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Inheritance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Inheritance allows a class to acquire the properties and methods of the parent class to the child class, there are different types of inheritance they are:</text:p>
                <text:list>
                  <text:list-item>
                    <text:p>Single level</text:p>
                  </text:list-item>
                  <text:list-item>
                    <text:p>Multi level</text:p>
                  </text:list-item>
                  <text:list-item>
                    <text:p>Multiple</text:p>
                  </text:list-item>
                  <text:list-item>
                    <text:p>Hierarchical</text:p>
                  </text:list-item>
                  <text:list-item>
                    <text:p>Hybr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Types of inheritance</text:span></text:p>
          </draw:text-box>
        </draw:frame>
        <draw:frame presentation:style-name="pr4" draw:text-style-name="P10" draw:layer="layout" svg:width="25.5cm" svg:height="12.25cm" svg:x="1.5cm" svg:y="2.3cm" presentation:class="outline" presentation:user-transformed="true">
          <draw:text-box>
            <text:list text:style-name="L2">
              <text:list-item>
                <text:p text:style-name="P9"><text:span text:style-name="T27">Single Inheritance: </text:span></text:p>
                <text:list>
                  <text:list-item>
                    <text:p><text:span text:style-name="T28">A class inherits from one parent class.</text:span></text:p>
                  </text:list-item>
                </text:list>
              </text:list-item>
              <text:list-item>
                <text:p text:style-name="P9"><text:span text:style-name="T27">Multi-Level Inheritance: </text:span></text:p>
                <text:list>
                  <text:list-item>
                    <text:p><text:span text:style-name="T28">A class inherits from a parent class which in-turn again inherits from another parent class.</text:span></text:p>
                  </text:list-item>
                </text:list>
              </text:list-item>
              <text:list-item>
                <text:p text:style-name="P9"><text:span text:style-name="T27">Multiple Inheritance: </text:span></text:p>
                <text:list>
                  <text:list-item>
                    <text:p><text:span text:style-name="T28">A class inherits from more than a single parent class, and inherits from two parent class.</text:span></text:p>
                  </text:list-item>
                </text:list>
              </text:list-item>
              <text:list-item>
                <text:p text:style-name="P9"><text:span text:style-name="T27">Hierarchical Inheritance: </text:span></text:p>
                <text:list>
                  <text:list-item>
                    <text:p><text:span text:style-name="T28">Multiple child class inherits from a single parent class.</text:span></text:p>
                  </text:list-item>
                </text:list>
              </text:list-item>
              <text:list-item>
                <text:p text:style-name="P9"><text:span text:style-name="T27">Hybrid Inheritance: </text:span></text:p>
                <text:list>
                  <text:list-item>
                    <text:p><text:span text:style-name="T28">A combination of one or two types of inherit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Single Inheritance</text:span></text:p>
          </draw:text-box>
        </draw:frame>
        <draw:custom-shape draw:style-name="gr11" draw:text-style-name="P5" draw:layer="layout" svg:width="26cm" svg:height="12.251cm" svg:x="1.001cm" svg:y="2.25cm">
          <text:p text:style-name="P6"><text:span text:style-name="T13">class</text:span><text:span text:style-name="T20"> Dog:</text:span><text:span text:style-name="T20"><text:tab/></text:span><text:span text:style-name="T20"><text:tab/></text:span><text:span text:style-name="T20"><text:tab/></text:span><text:span text:style-name="T20"><text:tab/></text:span><text:span text:style-name="T8">#</text:span><text:span text:style-name="T9"> Parent class</text:span></text:p>
          <text:p text:style-name="P4"><text:span text:style-name="T15"><text:tab/></text:span><text:span text:style-name="T7">def</text:span><text:span text:style-name="T15"> makeSound(</text:span><text:span text:style-name="T16">self</text:span><text:span text:style-name="T15">):</text:span></text:p>
          <text:p text:style-name="P4"><text:span text:style-name="T15"><text:tab/></text:span><text:span text:style-name="T15"><text:tab/></text:span><text:span text:style-name="T15">print(</text:span><text:span text:style-name="T6">“Woof!”</text:span><text:span text:style-name="T15">)</text:span></text:p>
          <text:p text:style-name="P4"><text:span text:style-name="T15"/></text:p>
          <text:p text:style-name="P6"><text:span text:style-name="T13">class</text:span><text:span text:style-name="T20"> Beagle(Dog):</text:span><text:span text:style-name="T20"><text:tab/></text:span><text:span text:style-name="T8">#</text:span><text:span text:style-name="T9"> Child class</text:span></text:p>
          <text:p text:style-name="P4"><text:span text:style-name="T15"><text:tab/></text:span><text:span text:style-name="T7">def</text:span><text:span text:style-name="T15"> </text:span><text:span text:style-name="T10">__init__</text:span><text:span text:style-name="T15">(</text:span><text:span text:style-name="T17">self</text:span><text:span text:style-name="T15">, name):</text:span></text:p>
          <text:p text:style-name="P4"><text:span text:style-name="T15"><text:tab/></text:span><text:span text:style-name="T15"><text:tab/></text:span><text:span text:style-name="T17">self</text:span><text:span text:style-name="T15">.name = name</text:span></text:p>
          <text:p text:style-name="P4"><text:span text:style-name="T15"><text:tab/></text:span><text:span text:style-name="T7">def</text:span><text:span text:style-name="T15"> makeSound(</text:span><text:span text:style-name="T17">self</text:span><text:span text:style-name="T15">):</text:span></text:p>
          <text:p text:style-name="P4"><text:span text:style-name="T15"><text:tab/></text:span><text:span text:style-name="T15"><text:tab/></text:span><text:span text:style-name="T15">print(</text:span><text:span text:style-name="T17">self</text:span><text:span text:style-name="T15">.name, </text:span><text:span text:style-name="T6">“says beagle Woff!”</text:span><text:span text:style-name="T1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4cm" svg:height="2cm" svg:x="22cm" svg:y="6.5cm">
          <text:p text:style-name="P11"><text:span text:style-name="T28">Beag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cm" svg:height="2cm" svg:x="22.5cm" svg:y="3cm">
          <text:p text:style-name="P11"><text:span text:style-name="T28">Dog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.5cm" svg:x="23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Single Inheritance</text:span></text:p>
          </draw:text-box>
        </draw:frame>
        <draw:custom-shape draw:style-name="gr11" draw:text-style-name="P7" draw:layer="layout" svg:width="26cm" svg:height="12.251cm" svg:x="1.001cm" svg:y="2.25cm">
          <text:p text:style-name="P6"><text:span text:style-name="T4">genericDog = Dog()</text:span></text:p>
          <text:p text:style-name="P6"><text:span text:style-name="T4">genericDog.makeSound()</text:span></text:p>
          <text:p text:style-name="P6"><text:span text:style-name="T4"/></text:p>
          <text:p text:style-name="P6"><text:span text:style-name="T4">jimmy = Beagle(</text:span><text:span text:style-name="T29">“Jimmy”</text:span><text:span text:style-name="T4">)</text:span></text:p>
          <text:p text:style-name="P6"><text:span text:style-name="T4">jimmy.makeSound()</text:span></text:p>
          <text:p text:style-name="P6"><text:span text:style-name="T9"/></text:p>
          <text:p text:style-name="P6"><text:span text:style-name="T8">#</text:span><text:span text:style-name="T9"> Output:</text:span></text:p>
          <text:p text:style-name="P6"><text:span text:style-name="T8">#</text:span><text:span text:style-name="T9"> Woof!</text:span></text:p>
          <text:p text:style-name="P6"><text:span text:style-name="T8">#</text:span><text:span text:style-name="T9"> Jimmy says beagle Woff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ulti-Level Inheritance</text:span></text:p>
          </draw:text-box>
        </draw:frame>
        <draw:custom-shape draw:style-name="gr15" draw:text-style-name="P7" draw:layer="layout" svg:width="26cm" svg:height="12.501cm" svg:x="1.001cm" svg:y="2.1cm">
          <text:p text:style-name="P6"><text:span text:style-name="T13">class </text:span><text:span text:style-name="T11">Animal</text:span><text:span text:style-name="T23">: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8"># Grand Parent class</text:span></text:p>
          <text:p text:style-name="P6"><text:span text:style-name="T13"><text:tab/></text:span><text:span text:style-name="T13">def </text:span><text:span text:style-name="T11">makeSound(</text:span><text:span text:style-name="T30">self</text:span><text:span text:style-name="T11">):</text:span></text:p>
          <text:p text:style-name="P6"><text:span text:style-name="T13"><text:tab/></text:span><text:span text:style-name="T13"><text:tab/></text:span><text:span text:style-name="T11">print(</text:span><text:span text:style-name="T31">“……”</text:span><text:span text:style-name="T11">)</text:span></text:p>
          <text:p text:style-name="P6"><text:span text:style-name="T13">class</text:span><text:span text:style-name="T20"> Dog(Animal):</text:span><text:span text:style-name="T20"><text:tab/></text:span><text:span text:style-name="T20"><text:tab/></text:span><text:span text:style-name="T20"><text:tab/></text:span><text:span text:style-name="T8">#</text:span><text:span text:style-name="T9"> Parent class</text:span></text:p>
          <text:p text:style-name="P6"><text:span text:style-name="T15"><text:tab/></text:span><text:span text:style-name="T7">def</text:span><text:span text:style-name="T15"> makeSound(</text:span><text:span text:style-name="T16">self</text:span><text:span text:style-name="T15">):</text:span></text:p>
          <text:p text:style-name="P6"><text:span text:style-name="T15"><text:tab/></text:span><text:span text:style-name="T15"><text:tab/></text:span><text:span text:style-name="T15">print(</text:span><text:span text:style-name="T6">“Woof!”</text:span><text:span text:style-name="T15">)</text:span></text:p>
          <text:p text:style-name="P6"><text:span text:style-name="T13">class</text:span><text:span text:style-name="T20"> Beagle(Dog):</text:span><text:span text:style-name="T20"><text:tab/></text:span><text:span text:style-name="T20"><text:tab/></text:span><text:span text:style-name="T20"><text:tab/></text:span><text:span text:style-name="T8">#</text:span><text:span text:style-name="T9"> Child class</text:span></text:p>
          <text:p text:style-name="P6"><text:span text:style-name="T15"><text:tab/></text:span><text:span text:style-name="T7">def</text:span><text:span text:style-name="T15"> </text:span><text:span text:style-name="T10">__init__</text:span><text:span text:style-name="T15">(</text:span><text:span text:style-name="T17">self</text:span><text:span text:style-name="T15">, name):</text:span></text:p>
          <text:p text:style-name="P6"><text:span text:style-name="T15"><text:tab/></text:span><text:span text:style-name="T15"><text:tab/></text:span><text:span text:style-name="T17">self</text:span><text:span text:style-name="T15">.name = name</text:span></text:p>
          <text:p text:style-name="P6"><text:span text:style-name="T15"><text:tab/></text:span><text:span text:style-name="T7">def</text:span><text:span text:style-name="T15"> makeSound(</text:span><text:span text:style-name="T17">self</text:span><text:span text:style-name="T15">):</text:span></text:p>
          <text:p text:style-name="P6"><text:span text:style-name="T15"><text:tab/></text:span><text:span text:style-name="T15"><text:tab/></text:span><text:span text:style-name="T15">print(</text:span><text:span text:style-name="T17">self</text:span><text:span text:style-name="T15">.name, </text:span><text:span text:style-name="T6">“says beagle Woff!”</text:span><text:span text:style-name="T15">)</text:span></text:p>
          <text:p text:style-name="P6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ulti-Level Inheritance</text:span></text:p>
          </draw:text-box>
        </draw:frame>
        <draw:custom-shape draw:style-name="gr16" draw:text-style-name="P7" draw:layer="layout" svg:width="26cm" svg:height="12.251cm" svg:x="1.001cm" svg:y="2.25cm">
          <text:p text:style-name="P6"><text:span text:style-name="T11">animal = Animal()</text:span></text:p>
          <text:p text:style-name="P6"><text:span text:style-name="T11">animal.makeSound()</text:span></text:p>
          <text:p text:style-name="P6"><text:span text:style-name="T11">genericDog = Dog()</text:span></text:p>
          <text:p text:style-name="P6"><text:span text:style-name="T11">genericDog.makeSound()</text:span></text:p>
          <text:p text:style-name="P6"><text:span text:style-name="T11">jimmy = Beagle(</text:span><text:span text:style-name="T32">“Jimmy”</text:span><text:span text:style-name="T11">)</text:span></text:p>
          <text:p text:style-name="P6"><text:span text:style-name="T11">Jimmy.makeSound()</text:span></text:p>
          <text:p text:style-name="P6"><text:span text:style-name="T8"># Output:</text:span></text:p>
          <text:p text:style-name="P6"><text:span text:style-name="T8"># </text:span><text:span text:style-name="T33">……</text:span></text:p>
          <text:p text:style-name="P6"><text:span text:style-name="T8"># Woof!</text:span></text:p>
          <text:p text:style-name="P6"><text:span text:style-name="T8"># Jimmy says beagle Woff!</text:span></text:p>
          <text:p text:style-name="P6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5cm" svg:height="2cm" svg:x="21cm" svg:y="10cm">
          <text:p text:style-name="P11"><text:span text:style-name="T28">Beag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cm" svg:height="2cm" svg:x="21.5cm" svg:y="3cm">
          <text:p text:style-name="P11"><text:span text:style-name="T28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5cm" svg:height="2cm" svg:x="21.2cm" svg:y="6.5cm">
          <text:p text:style-name="P11"><text:span text:style-name="T28">Dog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.5cm" svg:x="23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1cm" svg:height="1.5cm" svg:x="23cm" svg:y="5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ultiple Inheritance</text:span></text:p>
          </draw:text-box>
        </draw:frame>
        <draw:custom-shape draw:style-name="gr19" draw:text-style-name="P7" draw:layer="layout" svg:width="26cm" svg:height="12.501cm" svg:x="1.001cm" svg:y="2cm">
          <text:p text:style-name="P6"><text:span text:style-name="T13">class </text:span><text:span text:style-name="T23">PetrolCar:</text:span></text:p>
          <text:p text:style-name="P6"><text:span text:style-name="T13"><text:tab/></text:span><text:span text:style-name="T11">fuelCapacity = 0;</text:span></text:p>
          <text:p text:style-name="P6"><text:span text:style-name="T13">class</text:span><text:span text:style-name="T34"> ElectricCar:</text:span></text:p>
          <text:p text:style-name="P6"><text:span text:style-name="T23"><text:tab/></text:span><text:span text:style-name="T11">chargeCapacity = 0;</text:span></text:p>
          <text:p text:style-name="P6"><text:span text:style-name="T13">class</text:span><text:span text:style-name="T34"> HybridCar(PetrolCar, ElectricCar):</text:span></text:p>
          <text:p text:style-name="P6"><text:span text:style-name="T23"><text:tab/></text:span><text:span text:style-name="T13">def</text:span><text:span text:style-name="T23"> __init__(</text:span><text:span text:style-name="T31">self</text:span><text:span text:style-name="T23">, fuelCap, chargeCap):</text:span></text:p>
          <text:p text:style-name="P6"><text:span text:style-name="T23"><text:tab/></text:span><text:span text:style-name="T23"><text:tab/></text:span><text:span text:style-name="T12">self</text:span><text:span text:style-name="T23">.fuelCapacity = fuelCap</text:span></text:p>
          <text:p text:style-name="P6"><text:span text:style-name="T23"><text:tab/></text:span><text:span text:style-name="T23"><text:tab/></text:span><text:span text:style-name="T12">self</text:span><text:span text:style-name="T23">.chargeCapacity = chargeCap</text:span></text:p>
          <text:p text:style-name="P6"><text:span text:style-name="T23"><text:tab/></text:span><text:span text:style-name="T35">def</text:span><text:span text:style-name="T11"> printCapacity(</text:span><text:span text:style-name="T12">self</text:span><text:span text:style-name="T11">):</text:span></text:p>
          <text:p text:style-name="P6"><text:span text:style-name="T11"><text:tab/></text:span><text:span text:style-name="T11"><text:tab/></text:span><text:span text:style-name="T11">print(</text:span><text:span text:style-name="T12">“fuelCapacity:”</text:span><text:span text:style-name="T11">,</text:span><text:span text:style-name="T12">self</text:span><text:span text:style-name="T11">.fuelCapacity,</text:span><text:span text:style-name="T12">“\n”</text:span></text:p>
          <text:p text:style-name="P6"><text:span text:style-name="T23">,</text:span><text:span text:style-name="T12"> ”\belectricCapacity:”</text:span><text:span text:style-name="T11">, </text:span><text:span text:style-name="T12">self</text:span><text:span text:style-name="T11">.chargeCapac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5.5cm" svg:height="1.5cm" svg:x="17cm" svg:y="5cm">
          <text:p text:style-name="P11"><text:span text:style-name="T28">Hybrid C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5.5cm" svg:height="1.5cm" svg:x="13.5cm" svg:y="2.5cm">
          <text:p text:style-name="P11"><text:span text:style-name="T28">Electric C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5.5cm" svg:height="1.5cm" svg:x="20cm" svg:y="2.5cm">
          <text:p text:style-name="P11"><text:span text:style-name="T28">Petrol Car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5cm" svg:height="1.5cm" draw:transform="rotate (2.00887396904547) translate (20.679cm 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0.5cm" svg:height="1.5cm" draw:transform="rotate (-2.08898458171201) translate (18.791cm 4.6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ultiple Inheritance</text:span></text:p>
          </draw:text-box>
        </draw:frame>
        <draw:custom-shape draw:style-name="gr22" draw:text-style-name="P7" draw:layer="layout" svg:width="26cm" svg:height="12.501cm" svg:x="1.001cm" svg:y="2cm">
          <text:p text:style-name="P6"><text:span text:style-name="T23">pc = PetrolCar()</text:span></text:p>
          <text:p text:style-name="P6"><text:span text:style-name="T23">ec = ElectricCar()</text:span></text:p>
          <text:p text:style-name="P6"><text:span text:style-name="T23">hc = HybridCar(90, 80)</text:span></text:p>
          <text:p text:style-name="P6"><text:span text:style-name="T23">print(“Fuel Capacity:”,pc.fuelCapacity)</text:span></text:p>
          <text:p text:style-name="P6"><text:span text:style-name="T23">print(“Charge Capacity:”,ec.chargeCapacity)</text:span></text:p>
          <text:p text:style-name="P6"><text:span text:style-name="T23">hc.printCapacity()</text:span></text:p>
          <text:p text:style-name="P6"><text:span text:style-name="T36"><text:s/></text:span><text:span text:style-name="T8">#</text:span><text:span text:style-name="T36"> Output:</text:span></text:p>
          <text:p text:style-name="P6"><text:span text:style-name="T8"><text:s/></text:span><text:span text:style-name="T8"># Fuel Capacity: 0</text:span></text:p>
          <text:p text:style-name="P6"><text:span text:style-name="T8"><text:s/></text:span><text:span text:style-name="T8"># Charge Capacity: 0</text:span></text:p>
          <text:p text:style-name="P6"><text:span text:style-name="T8"><text:s/></text:span><text:span text:style-name="T8"># fuelCapacity: 90</text:span></text:p>
          <text:p text:style-name="P6"><text:span text:style-name="T8"><text:s/></text:span><text:span text:style-name="T8"># chargeCapacity: 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Hierarchical Inheritance</text:span></text:p>
          </draw:text-box>
        </draw:frame>
        <draw:custom-shape draw:style-name="gr23" draw:text-style-name="P7" draw:layer="layout" svg:width="26cm" svg:height="12.501cm" svg:x="1.001cm" svg:y="2cm">
          <text:p text:style-name="P6"><text:span text:style-name="T13">class</text:span><text:span text:style-name="T34"> Dog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8"># Parent class</text:span></text:p>
          <text:p text:style-name="P6"><text:span text:style-name="T23"><text:tab/></text:span><text:span text:style-name="T35">def</text:span><text:span text:style-name="T23"> makeSound(</text:span><text:span text:style-name="T37">self</text:span><text:span text:style-name="T23">):</text:span></text:p>
          <text:p text:style-name="P6"><text:span text:style-name="T23"><text:tab/></text:span><text:span text:style-name="T23"><text:tab/></text:span><text:span text:style-name="T23">print(</text:span><text:span text:style-name="T38">“Woof!”</text:span><text:span text:style-name="T23">)</text:span></text:p>
          <text:p text:style-name="P6"><text:span text:style-name="T13">class</text:span><text:span text:style-name="T34"> Beagle(Dog):</text:span><text:span text:style-name="T34"><text:tab/></text:span><text:span text:style-name="T34"><text:tab/></text:span><text:span text:style-name="T34"><text:tab/></text:span><text:span text:style-name="T34"><text:tab/></text:span><text:span text:style-name="T8"># Child 1 class</text:span></text:p>
          <text:p text:style-name="P6"><text:span text:style-name="T23"><text:tab/></text:span><text:span text:style-name="T35">def</text:span><text:span text:style-name="T23"> </text:span><text:span text:style-name="T31">__init__</text:span><text:span text:style-name="T23">(</text:span><text:span text:style-name="T39">self</text:span><text:span text:style-name="T23">, name):</text:span></text:p>
          <text:p text:style-name="P6"><text:span text:style-name="T23"><text:tab/></text:span><text:span text:style-name="T23"><text:tab/></text:span><text:span text:style-name="T39">self</text:span><text:span text:style-name="T23">.name = name</text:span></text:p>
          <text:p text:style-name="P6"><text:span text:style-name="T23"><text:tab/></text:span><text:span text:style-name="T35">def</text:span><text:span text:style-name="T23"> makeSound(</text:span><text:span text:style-name="T39">self</text:span><text:span text:style-name="T23">):</text:span></text:p>
          <text:p text:style-name="P6"><text:span text:style-name="T23"><text:tab/></text:span><text:span text:style-name="T23"><text:tab/></text:span><text:span text:style-name="T23">print(</text:span><text:span text:style-name="T39">self</text:span><text:span text:style-name="T23">.name, </text:span><text:span text:style-name="T38">“says beagle Woff!”</text:span><text:span text:style-name="T23">)</text:span></text:p>
          <text:p text:style-name="P6"><text:span text:style-name="T13">class</text:span><text:span text:style-name="T34"> GermanShepard(Dog):</text:span><text:span text:style-name="T34"><text:tab/></text:span><text:span text:style-name="T8"># Child 2 class</text:span></text:p>
          <text:p text:style-name="P6"><text:span text:style-name="T23"><text:tab/></text:span><text:span text:style-name="T35">def</text:span><text:span text:style-name="T23"> makeSound(</text:span><text:span text:style-name="T39">self</text:span><text:span text:style-name="T23">):</text:span></text:p>
          <text:p text:style-name="P6"><text:span text:style-name="T23"><text:tab/></text:span><text:span text:style-name="T23"><text:tab/></text:span><text:span text:style-name="T23">print(</text:span><text:span text:style-name="T38">“German Shepard Woff!”</text:span><text:span text:style-name="T2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Hierarchical Inheritance</text:span></text:p>
          </draw:text-box>
        </draw:frame>
        <draw:custom-shape draw:style-name="gr24" draw:text-style-name="P7" draw:layer="layout" svg:width="26cm" svg:height="12.501cm" svg:x="1.001cm" svg:y="2cm">
          <text:p text:style-name="P6"><text:span text:style-name="T23">genericDog = Dog()</text:span></text:p>
          <text:p text:style-name="P6"><text:span text:style-name="T23">genericDog.makeSound()</text:span></text:p>
          <text:p text:style-name="P6"><text:span text:style-name="T23">jimmy = Beagle(</text:span><text:span text:style-name="T32">“Jimmy”</text:span><text:span text:style-name="T23">)</text:span></text:p>
          <text:p text:style-name="P6"><text:span text:style-name="T23">jimmy.makeSound()</text:span></text:p>
          <text:p text:style-name="P6"><text:span text:style-name="T23">germanShepard = GermanShepard()</text:span></text:p>
          <text:p text:style-name="P6"><text:span text:style-name="T23">germanShepard.makeSound()</text:span></text:p>
          <text:p text:style-name="P6"><text:span text:style-name="T8"># Output:</text:span></text:p>
          <text:p text:style-name="P6"><text:span text:style-name="T8"># Woof!</text:span></text:p>
          <text:p text:style-name="P6"><text:span text:style-name="T8"># Jimmy says beagle Woff!</text:span></text:p>
          <text:p text:style-name="P6"><text:span text:style-name="T8"># German Shepard Woff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3.5cm" svg:height="2cm" svg:x="16.5cm" svg:y="9cm">
          <text:p text:style-name="P11"><text:span text:style-name="T28">Beagle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6.5cm" svg:height="2cm" svg:x="20.3cm" svg:y="9cm">
          <text:p text:style-name="P11"><text:span text:style-name="T28">GermanShepa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5cm" svg:height="2cm" svg:x="19.2cm" svg:y="5.4cm">
          <text:p text:style-name="P11"><text:span text:style-name="T28">Dog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768cm" svg:height="2.435cm" draw:transform="rotate (-1.04894288044859) translate (19.717cm 7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3" draw:layer="layout" svg:width="0.698cm" svg:height="1.84cm" draw:transform="rotate (0.8925613794699) translate (22.029cm 7.94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Encapsulation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ncapsulation restricts the access of variables and methods to prevent unwanted change or modification of values.</text:p>
              </text:list-item>
              <text:list-item>
                <text:p>Encapsulation enables to reduce code coupling and lets us change the implementation without impacting code segments.</text:p>
              </text:list-item>
              <text:list-item>
                <text:p><text:span text:style-name="T40">The use encapsulation in python we can have two ways:</text:span></text:p>
                <text:list>
                  <text:list-item>
                    <text:p>Private methods</text:p>
                  </text:list-item>
                  <text:list-item>
                    <text:p>Private variables</text:p>
                  </text:list-item>
                </text:list>
              </text:list-item>
              <text:list-item>
                <text:p>To create private variables or methods we simply put two underscores in-front of the identifiers Eg: __name, __method(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Encapsulation</text:span></text:p>
          </draw:text-box>
        </draw:frame>
        <draw:custom-shape draw:style-name="gr29" draw:text-style-name="P7" draw:layer="layout" svg:width="26cm" svg:height="12.501cm" svg:x="1.001cm" svg:y="2cm">
          <text:p text:style-name="P6"><text:span text:style-name="T13">class</text:span><text:span text:style-name="T23"> Car:</text:span></text:p>
          <text:p text:style-name="P6"><text:span text:style-name="T23"><text:tab/></text:span><text:span text:style-name="T23">__name = </text:span><text:span text:style-name="T12">“”</text:span></text:p>
          <text:p text:style-name="P6"><text:span text:style-name="T23"><text:tab/></text:span><text:span text:style-name="T14">def</text:span><text:span text:style-name="T23"> __init__(</text:span><text:span text:style-name="T31">self</text:span><text:span text:style-name="T23">):</text:span></text:p>
          <text:p text:style-name="P6"><text:span text:style-name="T23"><text:tab/></text:span><text:span text:style-name="T23"><text:tab/></text:span><text:span text:style-name="T12">self</text:span><text:span text:style-name="T23">.__name = </text:span><text:span text:style-name="T12">“Toyota car”</text:span></text:p>
          <text:p text:style-name="P6"><text:span text:style-name="T23"><text:tab/></text:span><text:span text:style-name="T14">def</text:span><text:span text:style-name="T23"> printCar(</text:span><text:span text:style-name="T12">self</text:span><text:span text:style-name="T23">):</text:span></text:p>
          <text:p text:style-name="P6"><text:span text:style-name="T23"><text:tab/></text:span><text:span text:style-name="T23"><text:tab/></text:span><text:span text:style-name="T23">print(</text:span><text:span text:style-name="T12">self</text:span><text:span text:style-name="T23">.__name)</text:span></text:p>
          <text:p text:style-name="P6"><text:span text:style-name="T23"><text:tab/></text:span><text:span text:style-name="T14">def</text:span><text:span text:style-name="T23"> setName(</text:span><text:span text:style-name="T12">self</text:span><text:span text:style-name="T23">, name):</text:span></text:p>
          <text:p text:style-name="P6"><text:span text:style-name="T23"><text:tab/></text:span><text:span text:style-name="T23"><text:tab/></text:span><text:span text:style-name="T12">self</text:span><text:span text:style-name="T23">.__name = name</text:span></text:p>
          <text:p text:style-name="P6"><text:span text:style-name="T23"><text:tab/></text:span><text:span text:style-name="T14">def</text:span><text:span text:style-name="T23"> __printPrivate(</text:span><text:span text:style-name="T12">self</text:span><text:span text:style-name="T23">):</text:span></text:p>
          <text:p text:style-name="P6"><text:span text:style-name="T23"><text:tab/></text:span><text:span text:style-name="T23"><text:tab/></text:span><text:span text:style-name="T23">print(</text:span><text:span text:style-name="T12">“private”</text:span><text:span text:style-name="T2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Encapsulation</text:span></text:p>
          </draw:text-box>
        </draw:frame>
        <draw:custom-shape draw:style-name="gr30" draw:text-style-name="P15" draw:layer="layout" svg:width="26cm" svg:height="12.501cm" svg:x="1.001cm" svg:y="2cm">
          <text:p text:style-name="P14"><text:span text:style-name="T41">car1 = Car()</text:span></text:p>
          <text:p text:style-name="P14"><text:span text:style-name="T41">car1.printCar()</text:span></text:p>
          <text:p text:style-name="P14"><text:span text:style-name="T41">car1.setName(</text:span><text:span text:style-name="T42">“Innova Car”</text:span><text:span text:style-name="T41">)</text:span></text:p>
          <text:p text:style-name="P14"><text:span text:style-name="T41">car1.printCar()</text:span></text:p>
          <text:p text:style-name="P14"><text:span text:style-name="T43"># car1.__printPrivate() # Error cannot access</text:span></text:p>
          <text:p text:style-name="P14"><text:span text:style-name="T41">car1._Car__printPrivate()</text:span></text:p>
          <text:p text:style-name="P14"><text:span text:style-name="T44"># Output:</text:span></text:p>
          <text:p text:style-name="P14"><text:span text:style-name="T44"># Toyota Car</text:span></text:p>
          <text:p text:style-name="P14"><text:span text:style-name="T44"># Innova Car</text:span></text:p>
          <text:p text:style-name="P14"><text:span text:style-name="T44"># priv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Polymorphism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The ‘poly’ means <text:span text:style-name="T45">many</text:span> ‘morphism’ means <text:span text:style-name="T45">forms</text:span>.</text:p>
              </text:list-item>
              <text:list-item>
                <text:p>It is achieved in python by allowing same methods to have different functionality based on the object type.</text:p>
              </text:list-item>
              <text:list-item>
                <text:p>It uses dynamic typing and duck typing, there are two types:</text:p>
              </text:list-item>
              <text:list-item>
                <text:p><text:span text:style-name="T45">Method Overriding:</text:span></text:p>
                <text:list>
                  <text:list-item>
                    <text:p>Same Method name but different parameters.</text:p>
                  </text:list-item>
                </text:list>
              </text:list-item>
              <text:list-item>
                <text:p><text:span text:style-name="T45">Method overloading:</text:span></text:p>
                <text:list>
                  <text:list-item>
                    <text:p>Same Method name and signature but different implementations based on class the method is called fr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ethod Overriding</text:span></text:p>
          </draw:text-box>
        </draw:frame>
        <draw:custom-shape draw:style-name="gr31" draw:text-style-name="P7" draw:layer="layout" svg:width="26cm" svg:height="12.501cm" svg:x="1.002cm" svg:y="2.1cm">
          <text:p text:style-name="P6"><text:span text:style-name="T13">class </text:span><text:span text:style-name="T11">Animal</text:span><text:span text:style-name="T23">: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8"># Grand Parent class</text:span></text:p>
          <text:p text:style-name="P6"><text:span text:style-name="T13"><text:tab/></text:span><text:span text:style-name="T13">def </text:span><text:span text:style-name="T11">makeSound(</text:span><text:span text:style-name="T30">self</text:span><text:span text:style-name="T11">):</text:span></text:p>
          <text:p text:style-name="P6"><text:span text:style-name="T13"><text:tab/></text:span><text:span text:style-name="T13"><text:tab/></text:span><text:span text:style-name="T11">print(</text:span><text:span text:style-name="T31">“……”</text:span><text:span text:style-name="T11">)</text:span></text:p>
          <text:p text:style-name="P6"><text:span text:style-name="T13">class</text:span><text:span text:style-name="T20"> Dog(Animal):</text:span><text:span text:style-name="T20"><text:tab/></text:span><text:span text:style-name="T20"><text:tab/></text:span><text:span text:style-name="T20"><text:tab/></text:span><text:span text:style-name="T8">#</text:span><text:span text:style-name="T9"> Parent class</text:span></text:p>
          <text:p text:style-name="P6"><text:span text:style-name="T15"><text:tab/></text:span><text:span text:style-name="T7">def</text:span><text:span text:style-name="T15"> makeSound(</text:span><text:span text:style-name="T16">self</text:span><text:span text:style-name="T15">):</text:span></text:p>
          <text:p text:style-name="P6"><text:span text:style-name="T15"><text:tab/></text:span><text:span text:style-name="T15"><text:tab/></text:span><text:span text:style-name="T15">print(</text:span><text:span text:style-name="T6">“Woof!”</text:span><text:span text:style-name="T15">)</text:span></text:p>
          <text:p text:style-name="P6"><text:span text:style-name="T13">class</text:span><text:span text:style-name="T20"> Beagle(Dog):</text:span><text:span text:style-name="T20"><text:tab/></text:span><text:span text:style-name="T20"><text:tab/></text:span><text:span text:style-name="T20"><text:tab/></text:span><text:span text:style-name="T8">#</text:span><text:span text:style-name="T9"> Child class</text:span></text:p>
          <text:p text:style-name="P6"><text:span text:style-name="T15"><text:tab/></text:span><text:span text:style-name="T7">def</text:span><text:span text:style-name="T15"> makeSound(</text:span><text:span text:style-name="T17">self</text:span><text:span text:style-name="T15">):</text:span></text:p>
          <text:p text:style-name="P6"><text:span text:style-name="T15"><text:tab/></text:span><text:span text:style-name="T15"><text:tab/></text:span><text:span text:style-name="T15">print(</text:span><text:span text:style-name="T6">“Beagle Woff!”</text:span><text:span text:style-name="T15">)</text:span></text:p>
          <text:p text:style-name="P6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ethod Overriding</text:span></text:p>
          </draw:text-box>
        </draw:frame>
        <draw:custom-shape draw:style-name="gr32" draw:text-style-name="P7" draw:layer="layout" svg:width="26cm" svg:height="12.251cm" svg:x="1.002cm" svg:y="2.25cm">
          <text:p text:style-name="P6"><text:span text:style-name="T11">animal = Animal()</text:span></text:p>
          <text:p text:style-name="P6"><text:span text:style-name="T11">animal.makeSound()</text:span></text:p>
          <text:p text:style-name="P6"><text:span text:style-name="T11">genericDog = Dog()</text:span></text:p>
          <text:p text:style-name="P6"><text:span text:style-name="T11">genericDog.makeSound()</text:span></text:p>
          <text:p text:style-name="P6"><text:span text:style-name="T11">beagleDog = Beagle()</text:span></text:p>
          <text:p text:style-name="P6"><text:span text:style-name="T11">beagleDog.makeSound()</text:span></text:p>
          <text:p text:style-name="P6"><text:span text:style-name="T8"># Output:</text:span></text:p>
          <text:p text:style-name="P6"><text:span text:style-name="T8"># </text:span><text:span text:style-name="T33">……</text:span></text:p>
          <text:p text:style-name="P6"><text:span text:style-name="T8"># Woof!</text:span></text:p>
          <text:p text:style-name="P6"><text:span text:style-name="T8"># Beagle Woff!</text:span></text:p>
          <text:p text:style-name="P6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ethod Overloading</text:span></text:p>
          </draw:text-box>
        </draw:frame>
        <draw:custom-shape draw:style-name="gr33" draw:text-style-name="P15" draw:layer="layout" svg:width="26cm" svg:height="12.501cm" svg:x="1.001cm" svg:y="2cm">
          <text:p text:style-name="P14"><text:span text:style-name="T46">class</text:span><text:span text:style-name="T47"> Example:</text:span></text:p>
          <text:p text:style-name="P14"><text:span text:style-name="T47"><text:s text:c="4"/></text:span><text:span text:style-name="T48">def</text:span><text:span text:style-name="T47"> display(</text:span><text:span text:style-name="T49">self</text:span><text:span text:style-name="T47">, a=</text:span><text:span text:style-name="T50">None</text:span><text:span text:style-name="T47">, b=</text:span><text:span text:style-name="T51">None</text:span><text:span text:style-name="T47">):</text:span></text:p>
          <text:p text:style-name="P14"><text:span text:style-name="T47"><text:s text:c="8"/></text:span><text:span text:style-name="T48">if</text:span><text:span text:style-name="T47"> a </text:span><text:span text:style-name="T49">is</text:span><text:span text:style-name="T47"> </text:span><text:span text:style-name="T49">not</text:span><text:span text:style-name="T47"> None </text:span><text:span text:style-name="T49">and</text:span><text:span text:style-name="T47"> b </text:span><text:span text:style-name="T49">is</text:span><text:span text:style-name="T47"> </text:span><text:span text:style-name="T49">not</text:span><text:span text:style-name="T47"> None:</text:span></text:p>
          <text:p text:style-name="P14"><text:span text:style-name="T47"><text:s text:c="12"/></text:span><text:span text:style-name="T47">print(a + b)</text:span></text:p>
          <text:p text:style-name="P14"><text:span text:style-name="T47"><text:s text:c="8"/></text:span><text:span text:style-name="T48">elif</text:span><text:span text:style-name="T47"> a </text:span><text:span text:style-name="T49">is</text:span><text:span text:style-name="T47"> </text:span><text:span text:style-name="T49">not</text:span><text:span text:style-name="T47"> </text:span><text:span text:style-name="T51">None</text:span><text:span text:style-name="T47">:</text:span></text:p>
          <text:p text:style-name="P14"><text:span text:style-name="T47"><text:s text:c="12"/></text:span><text:span text:style-name="T47">print(a)</text:span></text:p>
          <text:p text:style-name="P14"><text:span text:style-name="T47"><text:s text:c="8"/></text:span><text:span text:style-name="T48">else</text:span><text:span text:style-name="T47">:</text:span></text:p>
          <text:p text:style-name="P14"><text:span text:style-name="T47"><text:s text:c="12"/></text:span><text:span text:style-name="T47">print(</text:span><text:span text:style-name="T52">"Nothing to display"</text:span><text:span text:style-name="T47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Method Overloading</text:span></text:p>
          </draw:text-box>
        </draw:frame>
        <draw:custom-shape draw:style-name="gr34" draw:text-style-name="P17" draw:layer="layout" svg:width="26cm" svg:height="12.501cm" svg:x="1.001cm" svg:y="2cm">
          <text:p text:style-name="P16"><text:span text:style-name="T47">obj = Example()</text:span></text:p>
          <text:p text:style-name="P16"><text:span text:style-name="T47">obj.display()</text:span></text:p>
          <text:p text:style-name="P16"><text:span text:style-name="T47">obj.display(10)</text:span></text:p>
          <text:p text:style-name="P16"><text:span text:style-name="T47">obj.display(10, 20)</text:span></text:p>
          <text:p text:style-name="P16"><text:span text:style-name="T47"/></text:p>
          <text:p text:style-name="P16"><text:span text:style-name="T47"># Output:</text:span></text:p>
          <text:p text:style-name="P16"><text:span text:style-name="T47"># Nothing to display</text:span></text:p>
          <text:p text:style-name="P16"><text:span text:style-name="T47"># 10</text:span></text:p>
          <text:p text:style-name="P16"><text:span text:style-name="T47"># 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File Handling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File Handling is the process of reading or writing data to a file stored in the hard disk.</text:p>
              </text:list-item>
              <text:list-item>
                <text:p>There are three main operations in file handling:</text:p>
                <text:list>
                  <text:list-item>
                    <text:p>Opening a file</text:p>
                  </text:list-item>
                  <text:list-item>
                    <text:p>Reading/Writing to a file</text:p>
                  </text:list-item>
                  <text:list-item>
                    <text:p>Closing a file</text:p>
                  </text:list-item>
                </text:list>
              </text:list-item>
              <text:list-item>
                <text:p>While opening a file we need to specify the modes to open the file:</text:p>
              </text:list-item>
              <text:list-item>
                <text:p>Eg: <text:span text:style-name="T53">r</text:span> – Read, <text:span text:style-name="T53">w</text:span> – Write, <text:span text:style-name="T53">rb</text:span> – Read Binary, <text:span text:style-name="T53">wb</text:span> – Write Bina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File Handling</text:span></text:p>
          </draw:text-box>
        </draw:frame>
        <draw:custom-shape draw:style-name="gr35" draw:text-style-name="P17" draw:layer="layout" svg:width="26cm" svg:height="12.501cm" svg:x="1.001cm" svg:y="2cm">
          <text:p text:style-name="P16"><text:span text:style-name="T47">f = </text:span><text:span text:style-name="T54">open</text:span><text:span text:style-name="T47">(</text:span><text:span text:style-name="T49">“test.txt”</text:span><text:span text:style-name="T47">, </text:span><text:span text:style-name="T49">“w”</text:span><text:span text:style-name="T47">)</text:span><text:span text:style-name="T47"><text:tab/></text:span><text:span text:style-name="T47"><text:tab/></text:span><text:span text:style-name="T47"><text:tab/></text:span><text:span text:style-name="T55"># Open</text:span></text:p>
          <text:p text:style-name="P16"><text:span text:style-name="T47">f.</text:span><text:span text:style-name="T54">writeLines</text:span><text:span text:style-name="T47">([</text:span><text:span text:style-name="T49">“Hello, World!”</text:span><text:span text:style-name="T47">,])</text:span><text:span text:style-name="T56"># Operation</text:span></text:p>
          <text:p text:style-name="P16"><text:span text:style-name="T47">f.</text:span><text:span text:style-name="T54">close</text:span><text:span text:style-name="T47">()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56"># Close</text:span></text:p>
          <text:p text:style-name="P16"><text:span text:style-name="T47">f = </text:span><text:span text:style-name="T54">open</text:span><text:span text:style-name="T47">(</text:span><text:span text:style-name="T49">“test.txt”</text:span><text:span text:style-name="T47">, </text:span><text:span text:style-name="T49">“r”</text:span><text:span text:style-name="T47">)</text:span><text:span text:style-name="T47"><text:tab/></text:span><text:span text:style-name="T47"><text:tab/></text:span><text:span text:style-name="T47"><text:tab/></text:span><text:span text:style-name="T56"># Open</text:span></text:p>
          <text:p text:style-name="P16"><text:span text:style-name="T46">for</text:span><text:span text:style-name="T47"> i </text:span><text:span text:style-name="T49">in</text:span><text:span text:style-name="T47"> f.</text:span><text:span text:style-name="T54">readlines</text:span><text:span text:style-name="T47">():</text:span><text:span text:style-name="T47"><text:tab/></text:span><text:span text:style-name="T47"><text:tab/></text:span><text:span text:style-name="T47"><text:tab/></text:span><text:span text:style-name="T47"><text:tab/></text:span><text:span text:style-name="T56"># Operation</text:span></text:p>
          <text:p text:style-name="P16"><text:span text:style-name="T47"><text:tab/></text:span><text:span text:style-name="T47">print(i)</text:span></text:p>
          <text:p text:style-name="P16"><text:span text:style-name="T47">f.</text:span><text:span text:style-name="T54">close</text:span><text:span text:style-name="T47">()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56"># Close</text:span></text:p>
          <text:p text:style-name="P16"><text:span text:style-name="T56"/></text:p>
          <text:p text:style-name="P16"><text:span text:style-name="T56"># Output:</text:span></text:p>
          <text:p text:style-name="P16"><text:span text:style-name="T56"># Hello, Wor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NumPy</text:span></text:p>
          </draw:text-box>
        </draw:frame>
        <draw:custom-shape draw:style-name="gr36" draw:text-style-name="P17" draw:layer="layout" svg:width="26cm" svg:height="12.501cm" svg:x="1.001cm" svg:y="2cm">
          <text:p text:style-name="P16"><text:span text:style-name="T46">import</text:span><text:span text:style-name="T47"> numpy </text:span><text:span text:style-name="T52">as</text:span><text:span text:style-name="T47"> </text:span><text:span text:style-name="T57">np</text:span></text:p>
          <text:p text:style-name="P16"><text:span text:style-name="T47"/></text:p>
          <text:p text:style-name="P16"><text:span text:style-name="T47">arr = </text:span><text:span text:style-name="T54">np</text:span><text:span text:style-name="T47">.</text:span><text:span text:style-name="T52">array</text:span><text:span text:style-name="T47">([1,2,3,4])</text:span></text:p>
          <text:p text:style-name="P16"><text:span text:style-name="T47"/></text:p>
          <text:p text:style-name="P16"><text:span text:style-name="T47">print(arr)</text:span></text:p>
          <text:p text:style-name="P16"><text:span text:style-name="T47">print(type(arr))</text:span></text:p>
          <text:p text:style-name="P16"><text:span text:style-name="T47"/></text:p>
          <text:p text:style-name="P16"><text:span text:style-name="T56"># Output:</text:span></text:p>
          <text:p text:style-name="P16"><text:span text:style-name="T56"># [1,2,3,4]</text:span></text:p>
          <text:p text:style-name="P16"><text:span text:style-name="T56"># &lt;class, ‘numpy.ndarray’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Pandas</text:span></text:p>
          </draw:text-box>
        </draw:frame>
        <draw:custom-shape draw:style-name="gr37" draw:text-style-name="P17" draw:layer="layout" svg:width="26cm" svg:height="12.501cm" svg:x="1.001cm" svg:y="2cm">
          <text:p text:style-name="P16"><text:span text:style-name="T46">import</text:span><text:span text:style-name="T47"> pandas </text:span><text:span text:style-name="T52">as</text:span><text:span text:style-name="T47"> </text:span><text:span text:style-name="T57">pd</text:span></text:p>
          <text:p text:style-name="P16"><text:span text:style-name="T47">Mydata = {</text:span></text:p>
          <text:p text:style-name="P16"><text:span text:style-name="T47"><text:tab/></text:span><text:span text:style-name="T47">‘</text:span><text:span text:style-name="T47">cars’: [“Toyota”, “Tata”],</text:span></text:p>
          <text:p text:style-name="P16"><text:span text:style-name="T47"><text:tab/></text:span><text:span text:style-name="T47">‘</text:span><text:span text:style-name="T47">passengers’ [5, 4]</text:span></text:p>
          <text:p text:style-name="P16"><text:span text:style-name="T47">}</text:span></text:p>
          <text:p text:style-name="P16"><text:span text:style-name="T47">formatedData = </text:span><text:span text:style-name="T54">pd</text:span><text:span text:style-name="T47">.</text:span><text:span text:style-name="T52">DataFrame</text:span><text:span text:style-name="T47">(myData)</text:span></text:p>
          <text:p text:style-name="P16"><text:span text:style-name="T47">print(formatedData)</text:span></text:p>
          <text:p text:style-name="P16"><text:span text:style-name="T56"># Output:</text:span><text:span text:style-name="T56"><text:tab/></text:span><text:span text:style-name="T56"><text:tab/></text:span><text:span text:style-name="T56">cars</text:span><text:span text:style-name="T56"><text:tab/></text:span><text:span text:style-name="T56"><text:tab/></text:span><text:span text:style-name="T56">passengers</text:span></text:p>
          <text:p text:style-name="P16"><text:span text:style-name="T56"># </text:span><text:span text:style-name="T56"><text:tab/></text:span><text:span text:style-name="T56"><text:tab/></text:span><text:span text:style-name="T56"><text:tab/></text:span><text:span text:style-name="T56"><text:tab/></text:span><text:span text:style-name="T56">0</text:span><text:span text:style-name="T56"><text:tab/></text:span><text:span text:style-name="T56">Toyota</text:span><text:span text:style-name="T56"><text:tab/></text:span><text:span text:style-name="T56">5</text:span></text:p>
          <text:p text:style-name="P16"><text:span text:style-name="T56"># </text:span><text:span text:style-name="T56"><text:tab/></text:span><text:span text:style-name="T56"><text:tab/></text:span><text:span text:style-name="T56"><text:tab/></text:span><text:span text:style-name="T56"><text:tab/></text:span><text:span text:style-name="T56">1</text:span><text:span text:style-name="T56"><text:tab/></text:span><text:span text:style-name="T56">Tata</text:span><text:span text:style-name="T56"><text:tab/></text:span><text:span text:style-name="T56"><text:tab/></text:span><text:span text:style-name="T5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3cm" svg:height="1.75cm" svg:x="1.5cm" svg:y="0.5cm" presentation:class="title">
          <draw:text-box>
            <text:p><text:span text:style-name="T1">Programs</text:span>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Given number is prime or not.</text:p>
              </text:list-item>
              <text:list-item>
                <text:p>Given number is palindrome or not.</text:p>
              </text:list-item>
              <text:list-item>
                <text:p>Given number is amstrong or not.</text:p>
              </text:list-item>
              <text:list-item>
                <text:p>Find the factorial of a number.</text:p>
              </text:list-item>
              <text:list-item>
                <text:p>Find the fibonacci sequence for the number.</text:p>
              </text:list-item>
              <text:list-item>
                <text:p>Find the GCD of two numb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Code Pro Medium" svg:font-family="'Source Code Pro Medium'" style:font-pitch="fixed"/>
    <style:font-face style:name="Source Code Pro Semibold" svg:font-family="'Source Code Pro Semibold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1:13:41.697267135</meta:creation-date>
    <meta:editing-duration>PT16H35M28S</meta:editing-duration>
    <meta:editing-cycles>46</meta:editing-cycles>
    <meta:generator>LibreOffice/24.8.4.2$Linux_X86_64 LibreOffice_project/480$Build-2</meta:generator>
    <dc:title>Pencil</dc:title>
    <dc:date>2025-02-06T18:53:41.551716771</dc:date>
    <meta:print-date>2025-02-06T18:57:12.030104071</meta:print-date>
    <meta:printed-by>PDF files</meta:printed-by>
    <meta:document-statistic meta:object-count="21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 0.1" VL:creator="" dc:date-time="2025-02-06T18:53:42"/>
</VL:version-list>
</file>